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CheckDirty.addNode( Object node , HashTree subTre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rtCheckDirty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CheckDirty.subtrac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CheckDirty.doAction( ActionEv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portCheckDirty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CheckDirty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CheckDirty.ReportCheckDi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